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8a0d" officeooo:paragraph-rsid="00078a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ion joueur :</text:p>
      <text:p text:style-name="P1"/>
      <text:p text:style-name="P1">Scénar 1 (19/02/19)</text:p>
      <text:p text:style-name="P1">Avec :</text:p>
      <text:p text:style-name="P1">- ? (Julien B.)</text:p>
      <text:p text:style-name="P1">- ? (Guillaume G.)</text:p>
      <text:p text:style-name="P1">- <text:s/>? (Matéo M.)</text:p>
      <text:p text:style-name="P1">- ? (Adrien L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8S</meta:editing-duration>
    <meta:editing-cycles>3</meta:editing-cycles>
    <meta:generator>LibreOffice/5.2.7.2$Windows_x86 LibreOffice_project/2b7f1e640c46ceb28adf43ee075a6e8b8439ed10</meta:generator>
    <dc:date>2019-02-18T19:38:35.894000000</dc:date>
    <meta:document-statistic meta:table-count="0" meta:image-count="0" meta:object-count="0" meta:page-count="1" meta:paragraph-count="7" meta:word-count="24" meta:character-count="108" meta:non-whitespace-character-count="90"/>
    <meta:user-defined meta:name="Info 1"/>
    <meta:user-defined meta:name="Info 2"/>
    <meta:user-defined meta:name="Info 3"/>
    <meta:user-defined meta:name="Info 4"/>
  </office:meta>
</office:document-meta>
</file>